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FMono-Regular" svg:font-family="SFMono-Regular, Menlo, Monaco, Consolas, 'Liberation Mono', 'Courier New', monospace"/>
    <style:font-face style:name="Tahoma1" svg:font-family="Tahoma"/>
    <style:font-face style:name="Times New Roman1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15bca" style:font-size-asian="14pt" style:font-name-complex="Calibri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54c26" officeooo:paragraph-rsid="00015bca" style:font-size-asian="14pt" style:font-name-complex="Calibri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5bca" style:font-size-asian="14pt" style:font-weight-asian="bold" style:font-name-complex="Calibri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9pt" officeooo:paragraph-rsid="00015bca" style:font-size-asian="9pt" style:font-name-complex="Calibri" style:font-size-complex="9pt"/>
    </style:style>
    <style:style style:name="P5" style:family="paragraph" style:parent-style-name="Standard">
      <style:text-properties style:font-name="Times New Roman" fo:font-size="9pt" officeooo:paragraph-rsid="00015bca" style:font-size-asian="9pt" style:font-name-complex="Calibri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015bca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015bca" style:font-size-asian="12pt" style:font-name-complex="Calibri" style:font-size-complex="12pt"/>
    </style:style>
    <style:style style:name="P8" style:family="paragraph" style:parent-style-name="Standard">
      <style:text-properties style:font-name="Times New Roman" fo:font-size="12pt" fo:font-style="normal" officeooo:rsid="00015bca" officeooo:paragraph-rsid="00015bca" style:font-size-asian="12pt" style:font-style-asian="normal" style:font-name-complex="Calibri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paragraph-rsid="00015bca" style:font-size-asian="16pt" style:font-name-complex="Calibri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officeooo:paragraph-rsid="00015bca" style:font-size-asian="16pt" style:font-name-complex="Calibri" style:font-size-complex="16pt"/>
    </style:style>
    <style:style style:name="P11" style:family="paragraph" style:parent-style-name="Standard">
      <style:text-properties style:font-name="Times New Roman" fo:font-size="16pt" fo:language="en" fo:country="US" fo:font-style="italic" officeooo:paragraph-rsid="00015bca" style:font-size-asian="16pt" style:font-style-asian="italic" style:font-name-complex="Calibri"/>
    </style:style>
    <style:style style:name="P12" style:family="paragraph" style:parent-style-name="Standard">
      <style:text-properties style:font-name="Times New Roman" fo:font-size="16pt" fo:font-style="normal" officeooo:paragraph-rsid="00015bca" style:font-size-asian="16pt" style:font-style-asian="normal" style:font-name-complex="Calibri" style:font-style-complex="normal"/>
    </style:style>
    <style:style style:name="P13" style:family="paragraph" style:parent-style-name="Standard">
      <style:text-properties style:font-name="Times New Roman" fo:font-size="16pt" fo:language="ru" fo:country="RU" fo:font-style="normal" officeooo:rsid="00015bca" officeooo:paragraph-rsid="00015bca" style:font-size-asian="14pt" style:font-style-asian="normal" style:font-name-complex="Calibri" style:font-size-complex="16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6pt" officeooo:paragraph-rsid="00015bca" style:font-size-asian="16pt" style:font-name-complex="Calibri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015bca" style:font-size-asian="14pt" style:font-name-complex="Calibri" style:font-size-complex="14pt"/>
    </style:style>
    <style:style style:name="P16" style:family="paragraph" style:parent-style-name="Standard">
      <style:paragraph-properties fo:margin-left="11.24cm" fo:margin-right="0cm" fo:text-indent="0cm" style:auto-text-indent="false"/>
      <style:text-properties style:font-name="Times New Roman" fo:font-size="12pt" officeooo:paragraph-rsid="00015bca" style:font-size-asian="12pt" style:font-size-complex="12pt"/>
    </style:style>
    <style:style style:name="P17" style:family="paragraph" style:parent-style-name="Standard">
      <style:paragraph-properties fo:margin-left="11.24cm" fo:margin-right="0cm" fo:text-indent="0cm" style:auto-text-indent="false"/>
      <style:text-properties style:font-name="Times New Roman" fo:font-size="12pt" officeooo:paragraph-rsid="00015bca" style:font-size-asian="12pt" style:font-name-complex="Calibri" style:font-size-complex="12pt"/>
    </style:style>
    <style:style style:name="P18" style:family="paragraph" style:parent-style-name="Standard">
      <style:paragraph-properties fo:margin-left="11.24cm" fo:margin-right="0cm" fo:text-indent="0cm" style:auto-text-indent="false"/>
      <style:text-properties style:font-name="Times New Roman" fo:font-size="12pt" fo:font-style="normal" officeooo:rsid="00054c26" officeooo:paragraph-rsid="00015bca" style:font-size-asian="12pt" style:font-style-asian="normal" style:font-name-complex="Calibri" style:font-size-complex="12pt" style:font-style-complex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015bca" style:font-size-asian="14pt" style:font-size-complex="14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paragraph-rsid="00015bca" style:font-size-asian="14pt" style:font-name-complex="Calibri" style:font-size-complex="14pt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6pt" fo:letter-spacing="normal" fo:font-style="normal" fo:font-weight="normal" officeooo:paragraph-rsid="00015bca" style:font-size-asian="16pt" style:font-name-complex="Calibri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center" style:justify-single-word="false" fo:orphans="2" fo:widows="2" fo:text-indent="1.499cm" style:auto-text-indent="false" fo:background-color="transparent" style:writing-mode="lr-tb"/>
      <style:text-properties fo:font-size="16pt" fo:language="en" fo:country="US" officeooo:rsid="00064257" officeooo:paragraph-rsid="00015bca" style:font-size-asian="16pt" style:font-name-complex="Calibri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center" style:justify-single-word="false" fo:orphans="2" fo:widows="2" fo:text-indent="1.499cm" style:auto-text-indent="false" fo:background-color="transparent" style:writing-mode="lr-tb"/>
      <style:text-properties fo:font-size="16pt" officeooo:rsid="00064257" officeooo:paragraph-rsid="00015bca" style:font-size-asian="16pt" style:font-name-complex="Calibri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officeooo:paragraph-rsid="00015bca" style:font-size-asian="16pt" style:font-name-complex="Calibri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6pt" officeooo:paragraph-rsid="00015bca" style:font-size-asian="16pt" style:font-name-complex="Calibri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0749e0" officeooo:paragraph-rsid="000749e0" style:font-size-asian="12pt" style:font-name-complex="Calibri" style:font-size-complex="12pt"/>
    </style:style>
    <style:style style:name="P27" style:family="paragraph" style:parent-style-name="Standard">
      <style:text-properties style:font-name="Times New Roman" fo:font-size="12pt" fo:language="ru" fo:country="RU" fo:font-style="normal" officeooo:rsid="000749e0" officeooo:paragraph-rsid="000749e0" style:font-size-asian="12pt" style:font-style-asian="normal" style:font-name-complex="Calibri" style:font-size-complex="12pt" style:font-style-complex="normal"/>
    </style:style>
    <style:style style:name="P28" style:family="paragraph" style:parent-style-name="Standard">
      <style:text-properties style:font-name="Times New Roman" fo:font-size="12pt" fo:font-style="normal" officeooo:rsid="00015bca" officeooo:paragraph-rsid="00015bca" style:font-size-asian="12pt" style:font-style-asian="normal" style:font-name-complex="Calibri" style:font-size-complex="12pt" style:font-style-complex="normal"/>
    </style:style>
    <style:style style:name="P29" style:family="paragraph" style:parent-style-name="Standard">
      <style:text-properties style:font-name="Times New Roman" fo:font-size="12pt" fo:font-style="normal" officeooo:rsid="000749e0" officeooo:paragraph-rsid="000749e0" style:font-size-asian="12pt" style:font-style-asian="normal" style:font-name-complex="Calibri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officeooo:paragraph-rsid="000749e0"/>
    </style:style>
    <style:style style:name="P31" style:family="paragraph" style:parent-style-name="Standard">
      <style:paragraph-properties fo:text-align="center" style:justify-single-word="false"/>
      <style:text-properties officeooo:paragraph-rsid="00015bca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08%" fo:text-align="center" style:justify-single-word="false" fo:orphans="2" fo:widows="2" fo:text-indent="1.499cm" style:auto-text-indent="false" fo:background-color="transparent" style:writing-mode="lr-tb"/>
      <style:text-properties fo:font-size="12pt" fo:language="en" fo:country="US" fo:font-style="normal" officeooo:rsid="0004238f" officeooo:paragraph-rsid="00015bca" style:font-size-asian="12pt" style:font-style-asian="normal" style:font-name-complex="Calibri" style:font-size-complex="12pt" style:font-style-complex="normal"/>
    </style:style>
    <style:style style:name="P33" style:family="paragraph" style:parent-style-name="Standard">
      <style:paragraph-properties fo:margin-top="0cm" fo:margin-bottom="0.265cm" loext:contextual-spacing="false" fo:line-height="100%"/>
      <style:text-properties style:font-name="Times New Roman" fo:font-size="14pt" officeooo:paragraph-rsid="00015bca" style:font-size-asian="14pt" style:font-name-complex="Calibri" style:font-size-complex="14pt"/>
    </style:style>
    <style:style style:name="P34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4pt" officeooo:paragraph-rsid="00015bca" style:font-size-asian="14pt" style:font-name-complex="Calibri" style:font-size-complex="14pt"/>
    </style:style>
    <style:style style:name="P36" style:family="paragraph" style:parent-style-name="Text_20_body" style:list-style-name="L1">
      <style:paragraph-properties fo:margin-top="0cm" fo:margin-bottom="0.212cm" loext:contextual-spacing="false" fo:orphans="2" fo:widows="2"/>
    </style:style>
    <style:style style:name="P37" style:family="paragraph" style:parent-style-name="Text_20_body" style:list-style-name="L1">
      <style:paragraph-properties fo:margin-top="0cm" fo:margin-bottom="0.212cm" loext:contextual-spacing="false" fo:orphans="2" fo:widows="2"/>
      <style:text-properties fo:font-variant="normal" fo:text-transform="none" fo:color="#212529" style:font-name="apple-system" fo:font-size="9.60000038146973pt" fo:letter-spacing="normal" fo:font-style="normal" fo:font-weight="normal"/>
    </style:style>
    <style:style style:name="P38" style:family="paragraph" style:parent-style-name="Text_20_body" style:list-style-name="L2">
      <style:paragraph-properties fo:margin-top="0cm" fo:margin-bottom="0.212cm" loext:contextual-spacing="false" fo:orphans="2" fo:widows="2"/>
      <style:text-properties fo:font-variant="normal" fo:text-transform="none" fo:color="#212529" style:font-name="apple-system" fo:font-size="9.60000038146973pt" fo:letter-spacing="normal" fo:font-style="normal" fo:font-weight="normal"/>
    </style:style>
    <style:style style:name="T1" style:family="text">
      <style:text-properties fo:font-size="16pt" style:font-size-asian="16pt" style:font-name-complex="Calibri"/>
    </style:style>
    <style:style style:name="T2" style:family="text">
      <style:text-properties style:font-name-complex="Calibri"/>
    </style:style>
    <style:style style:name="T3" style:family="text">
      <style:text-properties officeooo:rsid="00054c26" style:font-name-complex="Calibri"/>
    </style:style>
    <style:style style:name="T4" style:family="text">
      <style:text-properties fo:font-variant="normal" fo:text-transform="none" fo:color="#000000" fo:letter-spacing="normal" fo:font-style="normal" fo:font-weight="normal" style:font-style-asian="italic" style:font-name-complex="Calibri"/>
    </style:style>
    <style:style style:name="T5" style:family="text">
      <style:text-properties fo:font-variant="normal" fo:text-transform="none" style:font-name="Times New Roman" fo:font-size="12pt" fo:font-style="normal" style:font-size-asian="12pt" style:font-name-complex="Calibri" style:font-size-complex="12pt"/>
    </style:style>
    <style:style style:name="T6" style:family="text">
      <style:text-properties fo:font-variant="normal" fo:text-transform="none" fo:color="#212529" style:font-name="apple-system" fo:font-size="9.60000038146973pt" fo:letter-spacing="normal" fo:font-style="normal" fo:font-weight="normal"/>
    </style:style>
    <style:style style:name="T7" style:family="text">
      <style:text-properties fo:font-variant="normal" fo:text-transform="none" fo:color="#212529" style:font-name="apple-system" fo:font-size="9.60000038146973pt" fo:letter-spacing="normal" fo:font-style="normal" fo:font-weight="bold"/>
    </style:style>
    <style:style style:name="T8" style:family="text">
      <style:text-properties fo:font-variant="normal" fo:text-transform="none" fo:color="#212529" style:font-name="apple-system" fo:font-size="9.60000038146973pt" fo:letter-spacing="normal" fo:language="ru" fo:country="RU" fo:font-style="normal" fo:font-weight="normal" officeooo:rsid="00056f33"/>
    </style:style>
    <style:style style:name="T9" style:family="text">
      <style:text-properties fo:font-variant="normal" fo:text-transform="none" fo:color="#337ab7" style:text-line-through-style="none" style:text-line-through-type="none" style:font-name="apple-system" fo:font-size="9.60000038146973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e83e8c" style:font-name="SFMono-Regular" fo:font-size="8.39999961853027pt" fo:letter-spacing="normal" fo:font-style="normal" fo:font-weight="normal"/>
    </style:style>
    <style:style style:name="T11" style:family="text">
      <style:text-properties fo:font-style="italic" style:font-style-asian="italic" style:font-name-complex="Calibri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56f33"/>
    </style:style>
    <style:style style:name="T14" style:family="text">
      <style:text-properties fo:language="en" fo:country="US" officeooo:rsid="00088883"/>
    </style:style>
    <style:style style:name="T15" style:family="text">
      <style:text-properties fo:language="ru" fo:country="RU" officeooo:rsid="00056f33"/>
    </style:style>
    <style:style style:name="T16" style:family="text">
      <style:text-properties officeooo:rsid="00056f33"/>
    </style:style>
    <style:style style:name="T17" style:family="text">
      <style:text-properties style:font-name="Times New Roman" fo:font-size="14pt" style:font-size-asian="14pt" style:font-name-complex="Calibri" style:font-size-complex="14pt"/>
    </style:style>
    <style:style style:name="T18" style:family="text">
      <style:text-properties style:font-name="Times New Roman" fo:font-size="12pt" style:font-size-asian="12pt" style:font-name-complex="Calibri" style:font-size-complex="12pt"/>
    </style:style>
    <style:style style:name="T19" style:family="text">
      <style:text-properties officeooo:rsid="00088883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САНКТ-ПЕТЕРБУРГСКИЙ НАЦИОНАЛЬНЫЙ </text:p>
      <text:p text:style-name="P9">ИССЛЕДОВАТЕЛЬСКИЙ </text:p>
      <text:p text:style-name="P9">УНИВЕРСИТЕТ ИНФОРМАЦИОННЫХ ТЕХНОЛОГИЙ, </text:p>
      <text:p text:style-name="P9">МЕХАНИКИ И ОПТИКИ</text:p>
      <text:p text:style-name="P9">Факультет программной инженерии и компьютерной техники</text:p>
      <text:p text:style-name="P9">Направление подготовки 09.03.04 Программная инженерия</text:p>
      <text:p text:style-name="P9">Дисциплина «Программирование»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3">Отчет</text:p>
      <text:p text:style-name="P1">По лабораторной работе №<text:span text:style-name="T16">3</text:span></text:p>
      <text:p text:style-name="P31"><text:span text:style-name="T17">Вариант </text:span><text:span text:style-name="T5">31316262</text:span><text:span text:style-name="T18"> </text:span></text:p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7">Студент</text:p>
      <text:p text:style-name="P18">Лукаш Денис</text:p>
      <text:p text:style-name="P18"><text:s/>Геннадиевич</text:p>
      <text:p text:style-name="P17"/>
      <text:p text:style-name="P17">Преподаватель</text:p>
      <text:p text:style-name="P16"><text:span text:style-name="T4">Бойко Владислав Алексеевич</text:span><text:span text:style-name="T11"> </text:span></text:p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">Санкт-Петербург, 20</text:span><text:span text:style-name="T3">23</text:span><text:span text:style-name="T2"> г.</text:span></text:p>
      <text:p text:style-name="P7"><text:soft-page-break/></text:p>
      <text:p text:style-name="P7"/>
      <text:p text:style-name="P14"/>
      <text:p text:style-name="P21">Цели и задачи :</text:p>
      <text:p text:style-name="P21"/>
      <text:p text:style-name="P19">1.Изучить <text:span text:style-name="T15"><text:s/></text:span><text:span text:style-name="T13">SOLID </text:span><text:span text:style-name="T15">принципы и в соответствии с ними построить объектную модель.</text:span></text:p>
      <text:p text:style-name="P19"/>
      <text:p text:style-name="P19">2.<text:span text:style-name="T15">Изучить элементы функционального программирования в </text:span><text:span text:style-name="T13">java</text:span>.</text:p>
      <text:p text:style-name="P19"/>
      <text:p text:style-name="P19">3.<text:span text:style-name="T15">Научиться работать с интерфейсами, абстрактными классами и перечислениями</text:span>.</text:p>
      <text:p text:style-name="P19"/>
      <text:p text:style-name="P20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Текст задания:</text:p>
      <text:p text:style-name="P10"><text:span text:style-name="T7">Описание предметной области, по которой должна быть построена объектная модель:</text:span> </text:p>
      <text:p text:style-name="P33"><text:span text:style-name="T8">«</text:span><text:span text:style-name="T6">Через день после того, как секретарша оповестила всех членов большого бредлама о том, что им необходимо явиться на совещание, большой бредлам собрался в кабинете у господина Спрутса за большим круглым столом, и господин Спрутс сделал сообщение о причинах столь экстренного заседания. Узнав, какая беда им грозит в связи с появлением гигантских растений, члены бредлама пришли в волнение и все, как один, присоединились к предложению господина Спрутса, который сказал, что все дело с гигантскими растениями необходимо убить в зародыше, то есть еще до того, как оно разовьется в полную силу. После господина Спрутса выступил мебельный фабрикант и владелец лесопильных заводов Дубе, который прославился тем, что у него была тяжелая, словно вытесанная из дубового чурбака, голова, туго вертевшаяся из стороны в сторону и с трудом наклонявшаяся, когда ему требовалось посмотреть вниз. Коротышек с подобного рода головами среди лунатиков принято называть дуботолками. Господин Дубе сказал, что у него имеются две очень способные и даже талантливые, в своем роде, личности (именно так господин Дубе и выразился), которые могут взяться за это дельце и в два счета уберут с дороги Мигу и Жулио, а заодно и Незнайку с Козликом."</text:span></text:p>
      <text:p text:style-name="P35"><text:span text:style-name="Strong_20_Emphasis"><text:span text:style-name="T7">Программа должна удовлетворять следующим требованиям:</text:span></text:span></text:p>
      <text:list xml:id="list2804648765" text:style-name="L1">
        <text:list-item>
          <text:p text:style-name="P36"><text:span text:style-name="T6">Доработанная модель должна соответствовать </text:span><text:a xlink:type="simple" xlink:href="https://en.wikipedia.org/wiki/SOLID_(object-oriented_design)" office:target-frame-name="_blank" xlink:show="new" text:style-name="Internet_20_link" text:visited-style-name="Visited_20_Internet_20_Link"><text:span text:style-name="T9">принципам SOLID</text:span></text:a><text:span text:style-name="T6">.</text:span></text:p>
        </text:list-item>
        <text:list-item>
          <text:p text:style-name="P37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36"><text:span text:style-name="T6">В разработанных классах должны быть переопределены методы </text:span><text:span text:style-name="Source_20_Text"><text:span text:style-name="T10">equals()</text:span></text:span><text:span text:style-name="T6">, </text:span><text:span text:style-name="Source_20_Text"><text:span text:style-name="T10">toString() </text:span></text:span><text:span text:style-name="T6">и </text:span><text:span text:style-name="Source_20_Text"><text:span text:style-name="T10">hashCode()</text:span></text:span><text:span text:style-name="T6">.</text:span></text:p>
        </text:list-item>
        <text:list-item>
          <text:p text:style-name="P37">Программа должна содержать как минимум один перечисляемый тип (enum).</text:p>
        </text:list-item>
      </text:list>
      <text:p text:style-name="P34"><text:bookmark text:name="yui_patched_v3_11_0_1_1480291165378_1011"/><text:bookmark text:name="yui_patched_v3_11_0_1_1480291165378_1010"/><text:span text:style-name="Strong_20_Emphasis"><text:span text:style-name="T7">Порядок выполнения работы:</text:span></text:span></text:p>
      <text:list xml:id="list2386667670" text:style-name="L2">
        <text:list-item>
          <text:p text:style-name="P38"><text:bookmark text:name="yui_patched_v3_11_0_1_1480291165378_1040"/>Доработать объектную модель приложения.</text:p>
        </text:list-item>
        <text:list-item>
          <text:p text:style-name="P38">Перерисовать диаграмму классов в соответствии с внесёнными в модель изменениями.</text:p>
        </text:list-item>
        <text:list-item>
          <text:p text:style-name="P38"><text:bookmark text:name="yui_patched_v3_11_0_1_1480291165378_1039"/>Согласовать с преподавателем изменения, внесённые в модель.</text:p>
        </text:list-item>
        <text:list-item>
          <text:p text:style-name="P38">Модифицировать программу в соответствии с внесёнными в модель изменениями.</text:p>
        </text:list-item>
      </text:list>
      <text:p text:style-name="P1"/>
      <text:p text:style-name="P26">Исходный код, <text:span text:style-name="T12">UML-</text:span>диаграмма:</text:p>
      <text:p text:style-name="P26"><text:a xlink:type="simple" xlink:href="https://github.com/fjus/ItmoLabs/tree/master" text:style-name="Internet_20_link" text:visited-style-name="Visited_20_Internet_20_Link">fjus/ItmoLabs at master (github.com)</text:a> </text:p>
      <text:p text:style-name="P30"><text:span text:style-name="T1"/></text:p>
      <text:p text:style-name="P22"/>
      <text:p text:style-name="P23"/>
      <text:p text:style-name="P32"/>
      <text:p text:style-name="P11"/>
      <text:p text:style-name="P12">Результат работы программы:</text:p>
      <text:p text:style-name="P8"/>
      <text:p text:style-name="P29">Dube{name: Dube wealth: 3 billions role: VILLAIN}</text:p>
      <text:p text:style-name="P29">Я Дубе</text:p>
      <text:p text:style-name="P29">Я зарабатываю, производя мебель</text:p>
      <text:p text:style-name="P29">Sproots{name: Sproots wealth: 5 billions <text:s/>role: VILLAIN}</text:p>
      <text:p text:style-name="P29">Я Спрутс</text:p>
      <text:p text:style-name="P29">Я зарабатываю, производя кофе, чай и ткани</text:p>
      <text:p text:style-name="P29">false</text:p>
      <text:p text:style-name="P29">false</text:p>
      <text:p text:style-name="P29"><text:soft-page-break/>{Neznaykaname: Neznayka role: HERO}</text:p>
      <text:p text:style-name="P29">Я Незнайка</text:p>
      <text:p text:style-name="P29">{Kozlikname: Kozlik role: HERO}</text:p>
      <text:p text:style-name="P29">Я Козлик</text:p>
      <text:p text:style-name="P29">{Julioname: Julio role: NEUTRAL_CHARACTER}</text:p>
      <text:p text:style-name="P29">Я Джулио</text:p>
      <text:p text:style-name="P29">{Migoname: Migo role: NEUTRAL_CHARACTER}</text:p>
      <text:p text:style-name="P29">Я Миго</text:p>
      <text:p text:style-name="P8"/>
      <text:p text:style-name="P8"/>
      <text:p text:style-name="P8"/>
      <text:p text:style-name="P8"/>
      <text:p text:style-name="P8"/>
      <text:p text:style-name="P8"/>
      <text:p text:style-name="P13">Вывод:</text:p>
      <text:p text:style-name="P27"/>
      <text:p text:style-name="P27">Метод <text:span text:style-name="T12">equals </text:span>был переопределен в классе <text:span text:style-name="T12">Billionaire </text:span>таким образом, что разные классы не могут быть равны. Именно из-за этого <text:span text:style-name="T12">dubeSpeaker </text:span>и <text:span text:style-name="T12">dubeEarner,</text:span> <text:span text:style-name="T12">sprootsSpeaker <text:s/></text:span>и <text:span text:style-name="T12">sprootsEarner, </text:span>являясь обьектами наследниками одних классов <text:span text:style-name="T12">Dube </text:span>и <text:span text:style-name="T12">Sproots, </text:span>содержа одни и те же <text:span text:style-name="T19">значения полей, с точки зрения метода </text:span><text:span text:style-name="T14">equals </text:span><text:span text:style-name="T19">являются разны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FMono-Regular" svg:font-family="SFMono-Regular, Menlo, Monaco, Consolas, 'Liberation Mono', 'Courier New', monospace"/>
    <style:font-face style:name="Tahoma1" svg:font-family="Tahoma"/>
    <style:font-face style:name="Times New Roman1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2" style:display-name="ListLabel 2" style:family="text">
      <style:text-properties fo:font-size="12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1.501cm" fo:margin-left="2cm" fo:margin-right="2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5S</meta:editing-duration>
    <meta:editing-cycles>5</meta:editing-cycles>
    <meta:generator>LibreOffice/5.3.3.2$Windows_x86 LibreOffice_project/3d9a8b4b4e538a85e0782bd6c2d430bafe583448</meta:generator>
    <dc:date>2023-11-28T19:24:58.861000000</dc:date>
    <meta:document-statistic meta:table-count="0" meta:image-count="0" meta:object-count="0" meta:page-count="4" meta:paragraph-count="54" meta:word-count="467" meta:character-count="3434" meta:non-whitespace-character-count="3018"/>
    <meta:user-defined meta:name="Info 1"/>
    <meta:user-defined meta:name="Info 2"/>
    <meta:user-defined meta:name="Info 3"/>
    <meta:user-defined meta:name="Info 4"/>
  </office:meta>
</office:document-meta>
</file>